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Emoji" svg:font-family="'Segoe UI Emoj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Segoe UI Emoji" officeooo:rsid="0019ae19" officeooo:paragraph-rsid="0019ae19"/>
    </style:style>
    <style:style style:name="P2" style:family="paragraph" style:parent-style-name="Standard">
      <style:text-properties officeooo:paragraph-rsid="0019ae19"/>
    </style:style>
    <style:style style:name="P3" style:family="paragraph" style:parent-style-name="Standard">
      <style:text-properties officeooo:rsid="001d9ac9" officeooo:paragraph-rsid="001d9ac9"/>
    </style:style>
    <style:style style:name="P4" style:family="paragraph" style:parent-style-name="Standard">
      <style:text-properties officeooo:paragraph-rsid="001d9ac9"/>
    </style:style>
    <style:style style:name="P5" style:family="paragraph" style:parent-style-name="Standard">
      <style:text-properties fo:font-variant="normal" fo:text-transform="none" fo:color="#202124" style:font-name="arial" fo:font-size="12pt" fo:letter-spacing="normal" fo:font-style="normal" fo:font-weight="normal" officeooo:rsid="001f1507" officeooo:paragraph-rsid="001f1507"/>
    </style:style>
    <style:style style:name="P6" style:family="paragraph" style:parent-style-name="Standard">
      <style:text-properties fo:font-variant="normal" fo:text-transform="none" fo:color="#202124" style:font-name="arial" fo:font-size="12pt" fo:letter-spacing="normal" fo:font-style="normal" fo:font-weight="normal" officeooo:rsid="0019ae19" officeooo:paragraph-rsid="0019ae19"/>
    </style:style>
    <style:style style:name="P7" style:family="paragraph" style:parent-style-name="Standard">
      <style:text-properties fo:font-variant="normal" fo:text-transform="none" fo:color="#202124" style:font-name="arial" fo:font-size="12pt" fo:letter-spacing="normal" fo:font-style="normal" fo:font-weight="normal" officeooo:rsid="001d9ac9" officeooo:paragraph-rsid="001d9ac9"/>
    </style:style>
    <style:style style:name="P8" style:family="paragraph" style:parent-style-name="Standard" style:list-style-name="L1">
      <style:text-properties officeooo:paragraph-rsid="0019ae19"/>
    </style:style>
    <style:style style:name="T1" style:family="text">
      <style:text-properties fo:font-variant="normal" fo:text-transform="none" fo:color="#202124" style:font-name="arial" fo:font-size="12pt" fo:letter-spacing="normal" fo:font-style="normal" fo:font-weight="normal"/>
    </style:style>
    <style:style style:name="T2" style:family="text">
      <style:text-properties fo:font-variant="normal" fo:text-transform="none" fo:color="#202124" style:font-name="arial" fo:font-size="12pt" fo:letter-spacing="normal" fo:font-style="normal" fo:font-weight="normal" officeooo:rsid="0019ae19"/>
    </style:style>
    <style:style style:name="T3" style:family="text">
      <style:text-properties fo:font-variant="normal" fo:text-transform="none" fo:color="#202124" style:font-name="arial" fo:font-size="12pt" fo:letter-spacing="normal" fo:font-style="normal" fo:font-weight="normal" officeooo:rsid="001f1507"/>
    </style:style>
    <style:style style:name="T4" style:family="text">
      <style:text-properties fo:font-variant="normal" fo:text-transform="none" fo:color="#202124" style:font-name="arial" fo:font-size="12pt" fo:letter-spacing="normal" fo:font-style="normal" fo:font-weight="normal" officeooo:rsid="001d9ac9"/>
    </style:style>
    <style:style style:name="T5" style:family="text">
      <style:text-properties style:font-name="Segoe UI Emoji" officeooo:rsid="0019ae19"/>
    </style:style>
    <style:style style:name="T6" style:family="text">
      <style:text-properties style:font-name="Segoe UI Emoji" officeooo:rsid="002064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CUISINE !</text:p>
      <text:p text:style-name="P1"/>
      <text:list xml:id="list952333546" text:style-name="L1">
        <text:list-item>
          <text:p text:style-name="P8"><text:span text:style-name="T5">Vous pensez peut-être que faire des sushis, ce célèbre plat japonais à base de poisson cru, nécessite une une maîtrise irréprochable tel que celle des chef japonais ? Détrompez vous ! Après avoir compris les bases, cuisiner des sushis deviendra un jeu d’enfant. </text:span><text:span text:style-name="T6">Apprenez dès aujourd’hui à réaliser toutes sorte de sushi tel que des nigiri, maki, california roll et j’en passe ! Votre appétit sera votre seul limite :)</text:span></text:p>
        </text:list-item>
      </text:list>
      <text:p text:style-name="P1"/>
      <text:p text:style-name="P1">CE SITE EST LA POUR VOUS AIDER !</text:p>
      <text:p text:style-name="P1"/>
      <text:p text:style-name="P1">Vous trouverez dans ce site toutes les ressources et connaissance nécessaire afin de réaliser vos propres sushis. Nous vous renseignerons sur le matériel recommandé, où trouver ses ingrédients, les différentes recettes ainsi que les bonnes adresses à ne pas louper</text:p>
      <text:p text:style-name="P1"/>
      <text:p text:style-name="P2"><text:span text:style-name="T2">Bon appétit ! (</text:span><text:span text:style-name="T1">Itadakimasu </text:span><text:span text:style-name="T2">en japonais)</text:span></text:p>
      <text:p text:style-name="P6"/>
      <text:p text:style-name="P6"/>
      <text:p text:style-name="P3"><text:span text:style-name="T2">P</text:span><text:span text:style-name="T1">our s’équiper : </text:span></text:p>
      <text:p text:style-name="P7"/>
      <text:p text:style-name="P4"><text:span text:style-name="T4">Pour l</text:span><text:span text:style-name="T3">a découpe</text:span></text:p>
      <text:p text:style-name="P7"/>
      <text:p text:style-name="P5">Afin de couper le poisson, les couteaux de type Haiku sont reccomandés : (lien wiki)</text:p>
      <text:p text:style-name="P5">ces gros couteaux permettent de couper le saumon, thon sans difficulté</text:p>
      <text:p text:style-name="P5"/>
      <text:p text:style-name="P5">Pour tout ce qui est légumes, aliment demandés plus précision, le couteau d’office est conseillé. Il permet d’être plus précis et d’avoir plus de maitri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Emoji" svg:font-family="'Segoe UI Emoj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30T11:40:18.671000000</meta:creation-date>
    <meta:generator>LibreOffice/6.3.4.2$Windows_X86_64 LibreOffice_project/60da17e045e08f1793c57c00ba83cdfce946d0aa</meta:generator>
    <dc:date>2022-02-11T12:43:36.414000000</dc:date>
    <meta:editing-duration>PT13M35S</meta:editing-duration>
    <meta:editing-cycles>3</meta:editing-cycles>
    <meta:document-statistic meta:table-count="0" meta:image-count="0" meta:object-count="0" meta:page-count="1" meta:paragraph-count="10" meta:word-count="185" meta:character-count="1106" meta:non-whitespace-character-count="931"/>
  </office:meta>
</office:document-meta>
</file>